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Liberation Serif" fo:font-size="17pt" style:text-underline-style="none" fo:font-weight="bold" officeooo:rsid="24214ae9" officeooo:paragraph-rsid="1c655337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 style:list-style-name="L1">
      <style:text-properties fo:color="#333333" style:font-name="Liberation Serif" fo:font-size="17pt" style:text-underline-style="none" fo:font-weight="bold" officeooo:rsid="18b3759d" officeooo:paragraph-rsid="17fb66b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none" fo:font-weight="bold" officeooo:rsid="18b3759d" officeooo:paragraph-rsid="26a7c512" style:font-name-asian="標楷體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none" fo:font-weight="bold" officeooo:rsid="18b3759d" officeooo:paragraph-rsid="26aa81b6" style:font-name-asian="標楷體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標楷體1" fo:font-size="17pt" style:text-underline-style="none" fo:font-weight="bold" officeooo:rsid="284f1861" officeooo:paragraph-rsid="26a4ac9e" style:font-name-asian="標楷體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標楷體1" fo:font-size="17pt" style:text-underline-style="none" fo:font-weight="bold" officeooo:rsid="284f1861" officeooo:paragraph-rsid="26afa430" style:font-name-asian="標楷體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標楷體1" fo:font-size="17pt" style:text-underline-style="none" fo:font-weight="bold" officeooo:rsid="284f1861" officeooo:paragraph-rsid="26c1b59e" style:font-name-asian="標楷體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標楷體1" fo:font-size="17pt" style:text-underline-style="none" fo:font-weight="bold" officeooo:rsid="284f1861" officeooo:paragraph-rsid="26c48b11" style:font-name-asian="標楷體1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標楷體1" fo:font-size="17pt" style:text-underline-style="none" fo:font-weight="bold" officeooo:rsid="284f1861" officeooo:paragraph-rsid="26c98bad" style:font-name-asian="標楷體1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標楷體1" fo:font-size="17pt" style:text-underline-style="none" fo:font-weight="bold" officeooo:rsid="27da518c" officeooo:paragraph-rsid="26aa81b6" style:font-name-asian="標楷體1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標楷體1" fo:font-size="17pt" style:text-underline-style="none" fo:font-weight="bold" officeooo:rsid="27d7990c" officeooo:paragraph-rsid="26aa81b6" style:font-name-asian="標楷體1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標楷體1" fo:font-size="17pt" style:text-underline-style="none" fo:font-weight="bold" officeooo:rsid="26ac655a" officeooo:paragraph-rsid="26c1b59e" style:font-name-asian="標楷體1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標楷體1" fo:font-size="17pt" style:text-underline-style="none" fo:font-weight="bold" officeooo:rsid="26afa430" officeooo:paragraph-rsid="26afa430" style:font-name-asian="標楷體1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標楷體1" fo:font-size="17pt" style:text-underline-style="none" fo:font-weight="bold" officeooo:rsid="26b25ca4" officeooo:paragraph-rsid="26b333dc" style:font-name-asian="標楷體1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標楷體1" fo:font-size="17pt" style:text-underline-style="none" fo:font-weight="bold" officeooo:rsid="26b525c5" officeooo:paragraph-rsid="26b525c5" style:font-name-asian="標楷體1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標楷體1" fo:font-size="17pt" style:text-underline-style="none" fo:font-weight="bold" officeooo:rsid="26c419ad" officeooo:paragraph-rsid="26c419ad" style:font-name-asian="標楷體1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標楷體1" fo:font-size="17pt" fo:font-weight="bold" officeooo:rsid="284f1861" officeooo:paragraph-rsid="26a4ac9e" style:font-name-asian="標楷體1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標楷體1" fo:font-size="17pt" fo:font-weight="bold" officeooo:rsid="26ba6337" officeooo:paragraph-rsid="26ba6337" style:font-name-asian="標楷體1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officeooo:paragraph-rsid="26c48b11"/>
    </style:style>
    <style:style style:name="T1" style:family="text">
      <style:text-properties style:font-name="標楷體1" fo:font-size="17pt" style:text-underline-style="none" fo:font-weight="bold" officeooo:rsid="284f1861" style:font-name-asian="標楷體1" style:font-size-asian="17pt" style:language-asian="zh" style:country-asian="TW" style:font-weight-asian="bold" style:font-size-complex="17pt" style:font-weight-complex="bold"/>
    </style:style>
    <style:style style:name="T2" style:family="text">
      <style:text-properties style:font-name="標楷體1" fo:font-size="17pt" style:text-underline-style="none" fo:font-weight="bold" officeooo:rsid="26c159a9" style:font-name-asian="標楷體1" style:font-size-asian="17pt" style:language-asian="zh" style:country-asian="TW" style:font-weight-asian="bold" style:font-size-complex="17pt" style:font-weight-complex="bold"/>
    </style:style>
    <style:style style:name="T3" style:family="text">
      <style:text-properties style:font-name="標楷體1" fo:font-size="17pt" style:text-underline-style="none" fo:font-weight="bold" officeooo:rsid="26c35259" style:font-name-asian="標楷體1" style:font-size-asian="17pt" style:language-asian="zh" style:country-asian="TW" style:font-weight-asian="bold" style:font-size-complex="17pt" style:font-weight-complex="bold"/>
    </style:style>
    <style:style style:name="T4" style:family="text">
      <style:text-properties style:font-name="標楷體1" fo:font-size="17pt" style:text-underline-style="none" fo:font-weight="bold" officeooo:rsid="26c48b11" style:font-name-asian="標楷體1" style:font-size-asian="17pt" style:language-asian="zh" style:country-asian="TW" style:font-weight-asian="bold" style:font-size-complex="17pt" style:font-weight-complex="bold"/>
    </style:style>
    <style:style style:name="T5" style:family="text">
      <style:text-properties fo:color="#333333" style:font-name="標楷體1" fo:font-size="17pt" style:text-underline-style="none" fo:font-weight="bold" officeooo:rsid="27d67daa" style:font-name-asian="標楷體1" style:font-size-asian="17pt" style:language-asian="zh" style:country-asian="TW" style:font-weight-asian="bold" style:font-size-complex="17pt" style:font-weight-complex="bold"/>
    </style:style>
    <style:style style:name="T6" style:family="text">
      <style:text-properties fo:color="#333333" style:font-name="標楷體1" fo:font-size="17pt" style:text-underline-style="none" fo:font-weight="bold" officeooo:rsid="284f1861" style:font-name-asian="標楷體1" style:font-size-asian="17pt" style:language-asian="zh" style:country-asian="TW" style:font-weight-asian="bold" style:font-size-complex="17pt" style:font-weight-complex="bold"/>
    </style:style>
    <style:style style:name="T7" style:family="text">
      <style:text-properties fo:color="#333333" style:font-name="標楷體1" fo:font-size="17pt" style:text-underline-style="none" fo:font-weight="bold" officeooo:rsid="26c35259" style:font-name-asian="標楷體1" style:font-size-asian="17pt" style:language-asian="zh" style:country-asian="TW" style:font-weight-asian="bold" style:font-size-complex="17pt" style:font-weight-complex="bold"/>
    </style:style>
    <style:style style:name="T8" style:family="text">
      <style:text-properties fo:color="#333333" style:font-name="標楷體1" fo:font-size="17pt" style:text-underline-style="none" fo:font-weight="bold" officeooo:rsid="26c159a9" style:font-name-asian="標楷體1" style:font-size-asian="17pt" style:language-asian="zh" style:country-asian="TW" style:font-weight-asian="bold" style:font-size-complex="17pt" style:font-weight-complex="bold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2659534a"/>
    </style:style>
    <style:style style:name="T11" style:family="text">
      <style:text-properties style:text-underline-style="none" officeooo:rsid="26a4ac9e"/>
    </style:style>
    <style:style style:name="T12" style:family="text">
      <style:text-properties officeooo:rsid="2659534a"/>
    </style:style>
    <style:style style:name="T13" style:family="text">
      <style:text-properties style:font-name="標楷體1"/>
    </style:style>
    <style:style style:name="T14" style:family="text">
      <style:text-properties style:font-name="標楷體1" style:font-name-asian="標楷體1"/>
    </style:style>
    <style:style style:name="T15" style:family="text">
      <style:text-properties officeooo:rsid="26ac655a"/>
    </style:style>
    <style:style style:name="T16" style:family="text">
      <style:text-properties officeooo:rsid="26b0f906"/>
    </style:style>
    <style:style style:name="T17" style:family="text">
      <style:text-properties officeooo:rsid="26b333dc"/>
    </style:style>
    <style:style style:name="T18" style:family="text">
      <style:text-properties officeooo:rsid="26b6c691"/>
    </style:style>
    <style:style style:name="T19" style:family="text">
      <style:text-properties officeooo:rsid="284f1861"/>
    </style:style>
    <style:style style:name="T20" style:family="text">
      <style:text-properties officeooo:rsid="26c159a9"/>
    </style:style>
    <style:style style:name="T21" style:family="text">
      <style:text-properties officeooo:rsid="26c1b59e"/>
    </style:style>
    <style:style style:name="T22" style:family="text">
      <style:text-properties officeooo:rsid="26c35259"/>
    </style:style>
    <style:style style:name="T23" style:family="text">
      <style:text-properties officeooo:rsid="26c419ad"/>
    </style:style>
    <style:style style:name="T24" style:family="text">
      <style:text-properties officeooo:rsid="26c48b11"/>
    </style:style>
    <style:style style:name="T25" style:family="text">
      <style:text-properties officeooo:rsid="26c7e7b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420924309" text:style-name="L1">
        <text:list-item>
          <text:p text:style-name="P2"><text:bookmark-start text:name="符號層級"/>符號層級<text:bookmark-end text:name="符號層級"/></text:p>
          <text:list>
            <text:list-item>
              <text:p text:style-name="P2"><text:span text:style-name="T14">第a層級符號 是 &lt;?a&gt;</text:span>。</text:p>
              <text:list>
                <text:list-item>
                  <text:p text:style-name="P4"><text:span text:style-name="T13">n &gt;= a &gt;= u</text:span>。</text:p>
                  <text:list>
                    <text:list-item>
                      <text:p text:style-name="P11">第n層級符號 = 第u層級符號。</text:p>
                    </text:list-item>
                    <text:list-item>
                      <text:p text:style-name="P10">n 有機率不等於 u。</text:p>
                    </text:list-item>
                  </text:list>
                </text:list-item>
                <text:list-item>
                  <text:p text:style-name="P3">明顯例子<text:span text:style-name="T14">，x &lt;?0&gt; y = x + y。</text:span></text:p>
                </text:list-item>
                <text:list-item>
                  <text:p text:style-name="P3"><text:span text:style-name="T14">明顯例子，x &lt;?1&gt; y = x * y。</text:span></text:p>
                </text:list-item>
              </text:list>
            </text:list-item>
            <text:list-item>
              <text:p text:style-name="P2">明顯例子。</text:p>
              <text:list>
                <text:list-item>
                  <text:p text:style-name="P17"><text:span text:style-name="T10">第</text:span><text:span text:style-name="T11">0</text:span><text:span text:style-name="T9">層級符號 是 +。</text:span></text:p>
                  <text:list>
                    <text:list-item>
                      <text:p text:style-name="P18"><text:span text:style-name="T9">繁殖出 - 符號。</text:span></text:p>
                    </text:list-item>
                  </text:list>
                </text:list-item>
                <text:list-item>
                  <text:p text:style-name="P17"><text:span text:style-name="T10">第</text:span><text:span text:style-name="T11">1</text:span><text:span text:style-name="T9">層級符號 是 *。</text:span></text:p>
                  <text:list>
                    <text:list-item>
                      <text:p text:style-name="P17"><text:span text:style-name="T9">繁殖出 /、積分、微分 符號。</text:span></text:p>
                    </text:list-item>
                  </text:list>
                </text:list-item>
                <text:list-item>
                  <text:p text:style-name="P5"><text:span text:style-name="T12">第2</text:span>層級符號 是 ^。</text:p>
                  <text:list>
                    <text:list-item>
                      <text:p text:style-name="P5">繁殖出 根號、log、ln、虛數 符號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"><text:bookmark-start text:name="符號層級 之間的 關聯性"/>符號層級 之間的 關聯性<text:bookmark-end text:name="符號層級 之間的 關聯性"/></text:p>
          <text:list>
            <text:list-item>
              <text:p text:style-name="P9">x &lt;?a+<text:span text:style-name="T15">1</text:span>&gt; x <text:span text:style-name="T25">= </text:span>x &lt;?a&gt; x … &lt;?a&gt; x。</text:p>
              <text:list>
                <text:list-item>
                  <text:p text:style-name="P12">x 是 任意數。</text:p>
                </text:list-item>
                <text:list-item>
                  <text:p text:style-name="P7"><text:span text:style-name="T19">明顯例子，1 =</text:span> <text:span text:style-name="T19">1。</text:span></text:p>
                </text:list-item>
                <text:list-item>
                  <text:p text:style-name="P7">明顯例子，<text:span text:style-name="T21">2 * 2 = 2 + 2。</text:span></text:p>
                </text:list-item>
                <text:list-item>
                  <text:p text:style-name="P8">明顯例子，<text:span text:style-name="T20">3 * 3 = 3 + 3 + 3。</text:span></text:p>
                </text:list-item>
                <text:list-item>
                  <text:p text:style-name="P8">明顯例子，<text:span text:style-name="T24">4 * 4 = 4 + 4 + 4 + 4。</text:span></text:p>
                </text:list-item>
                <text:list-item>
                  <text:p text:style-name="P19"><text:span text:style-name="T1">明顯例子，</text:span><text:span text:style-name="T3">5 * 5 </text:span><text:span text:style-name="T4">= </text:span><text:span text:style-name="T2">5 </text:span><text:span text:style-name="T3">+ 5 + 5 + 5 + 5。</text:span></text:p>
                </text:list-item>
              </text:list>
            </text:list-item>
            <text:list-item>
              <text:p text:style-name="P16">假定 x = 3。</text:p>
            </text:list-item>
            <text:list-item>
              <text:p text:style-name="P5">假定，f(<text:span text:style-name="T15">a</text:span>) = <text:span text:style-name="T23">3</text:span> &lt;?a&gt; <text:span text:style-name="T23">3</text:span> &lt;?a&gt; <text:span text:style-name="T23">3</text:span>。</text:p>
              <text:list>
                <text:list-item>
                  <text:p text:style-name="P13">假定，f(<text:span text:style-name="T16">a, x</text:span>) 簡稱為 f(a)。</text:p>
                </text:list-item>
                <text:list-item>
                  <text:p text:style-name="P6">假定，f(<text:span text:style-name="T15">a, x</text:span>) = x &lt;?a&gt; x &lt;?a&gt; x。</text:p>
                </text:list-item>
              </text:list>
            </text:list-item>
            <text:list-item>
              <text:p text:style-name="P15">f(a) = <text:span text:style-name="T23">3</text:span> &lt;?a+1&gt; <text:span text:style-name="T23">3</text:span>。</text:p>
            </text:list-item>
            <text:list-item>
              <text:p text:style-name="P14"><text:span text:style-name="T17">f(a, f(a))</text:span> = <text:span text:style-name="T23">3</text:span> &lt;?a+2&gt; <text:span text:style-name="T23">3</text:span>。</text:p>
              <text:list>
                <text:list-item>
                  <text:p text:style-name="P14"><text:span text:style-name="T17">f(a, f(a)) = </text:span>f(a) &lt;?a&gt; f(a) &lt;?a&gt;。</text:p>
                </text:list-item>
              </text:list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2-12-24T19:37:58.465000000</dc:date>
    <meta:editing-duration>P12DT1H34M20S</meta:editing-duration>
    <meta:editing-cycles>8978</meta:editing-cycles>
    <meta:document-statistic meta:table-count="0" meta:image-count="0" meta:object-count="0" meta:page-count="1" meta:paragraph-count="29" meta:word-count="324" meta:character-count="562" meta:non-whitespace-character-count="443"/>
  </office:meta>
</office:document-meta>
</file>